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style:paragraph-properties fo:text-align="start" style:justify-single-word="false" fo:orphans="0" fo:widows="0" style:page-number="auto"/>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style:letter-kerning="true" style:font-size-asian="12pt" style:language-asian="zh" style:country-asian="CN" style:font-weight-asian="normal" style:font-name-complex="FreeSerif1"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3b9b10" officeooo:paragraph-rsid="003b9b10"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25"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26"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27"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2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29" style:family="paragraph" style:parent-style-name="Standard">
      <style:paragraph-properties fo:text-align="start" style:justify-single-word="false" fo:orphans="0" fo:widows="0"/>
      <style:text-properties officeooo:paragraph-rsid="0047afbe"/>
    </style:style>
    <style:style style:name="P30" style:family="paragraph" style:parent-style-name="Standard">
      <style:paragraph-properties fo:text-align="start" style:justify-single-word="false" fo:orphans="0" fo:widows="0"/>
      <style:text-properties officeooo:paragraph-rsid="00496b34"/>
    </style:style>
    <style:style style:name="P3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2"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33"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4" style:family="paragraph" style:parent-style-name="Text_20_body">
      <style:paragraph-properties fo:margin-top="0in" fo:margin-bottom="0in" style:contextual-spacing="false"/>
      <style:text-properties style:font-name="Liberation Serif" fo:font-size="12pt" style:font-size-asian="12pt" style:font-size-complex="12pt"/>
    </style:style>
    <style:style style:name="P35" style:family="paragraph" style:parent-style-name="Text_20_body">
      <style:paragraph-properties fo:margin-top="0in" fo:margin-bottom="0in" style:contextual-spacing="false"/>
      <style:text-properties style:font-name="Liberation Serif" fo:font-size="12pt" officeooo:paragraph-rsid="0027201b" style:font-size-asian="12pt" style:font-size-complex="12pt"/>
    </style:style>
    <style:style style:name="P36" style:family="paragraph" style:parent-style-name="Text_20_body">
      <style:paragraph-properties fo:margin-top="0in" fo:margin-bottom="0in" style:contextual-spacing="false"/>
      <style:text-properties style:font-name="Liberation Serif" fo:font-size="12pt" officeooo:paragraph-rsid="0029aac2" style:font-size-asian="12pt" style:font-size-complex="12pt"/>
    </style:style>
    <style:style style:name="P37" style:family="paragraph" style:parent-style-name="Text_20_body">
      <style:paragraph-properties fo:margin-top="0in" fo:margin-bottom="0in" style:contextual-spacing="false"/>
      <style:text-properties style:font-name="Liberation Serif" fo:font-size="12pt" officeooo:paragraph-rsid="002b5a7f" style:font-size-asian="12pt" style:font-size-complex="12pt"/>
    </style:style>
    <style:style style:name="P38" style:family="paragraph" style:parent-style-name="Text_20_body">
      <style:paragraph-properties fo:margin-top="0in" fo:margin-bottom="0in" style:contextual-spacing="false"/>
      <style:text-properties style:font-name="Liberation Serif" fo:font-size="12pt" officeooo:paragraph-rsid="002d4e06" style:font-size-asian="12pt" style:font-size-complex="12pt"/>
    </style:style>
    <style:style style:name="P39" style:family="paragraph" style:parent-style-name="Text_20_body">
      <style:paragraph-properties fo:margin-top="0in" fo:margin-bottom="0in" style:contextual-spacing="false"/>
      <style:text-properties style:font-name="Liberation Serif" fo:font-size="12pt" fo:font-style="italic" style:font-size-asian="12pt" style:font-style-asian="italic" style:font-size-complex="12pt" style:font-style-complex="italic"/>
    </style:style>
    <style:style style:name="P40" style:family="paragraph" style:parent-style-name="Text_20_body">
      <style:paragraph-properties fo:margin-top="0in" fo:margin-bottom="0in" style: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1"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42"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italic" officeooo:rsid="005b588a" officeooo:paragraph-rsid="005b588a" fo:background-color="transparent" style:font-size-asian="12pt" style:font-style-asian="italic" style:font-size-complex="12pt" style:font-style-complex="italic"/>
    </style:style>
    <style:style style:name="P43"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5281e4" officeooo:paragraph-rsid="005281e4" style:font-size-asian="12pt" style:font-style-asian="normal" style:font-size-complex="12pt" style:font-style-complex="normal"/>
    </style:style>
    <style:style style:name="P44"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5281e4" officeooo:paragraph-rsid="0053e706" style:font-size-asian="12pt" style:font-style-asian="normal" style:font-size-complex="12pt" style:font-style-complex="normal"/>
    </style:style>
    <style:style style:name="P45"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5281e4" officeooo:paragraph-rsid="00520457" style:font-size-asian="12pt" style:font-style-asian="normal" style:font-size-complex="12pt" style:font-style-complex="normal"/>
    </style:style>
    <style:style style:name="P46"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5569a0" officeooo:paragraph-rsid="0057ae13" style:font-size-asian="12pt" style:font-style-asian="normal" style:font-size-complex="12pt" style:font-style-complex="normal"/>
    </style:style>
    <style:style style:name="P47"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5569a0" officeooo:paragraph-rsid="005b588a" style:font-size-asian="12pt" style:font-style-asian="normal" style:font-size-complex="12pt" style:font-style-complex="normal"/>
    </style:style>
    <style:style style:name="P48"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591e2f" officeooo:paragraph-rsid="00591e2f" style:font-size-asian="12pt" style:font-style-asian="normal" style:font-size-complex="12pt" style:font-style-complex="normal"/>
    </style:style>
    <style:style style:name="P49"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591e2f" officeooo:paragraph-rsid="00591e2f" fo:background-color="transparent" style:font-size-asian="12pt" style:font-style-asian="normal" style:font-size-complex="12pt" style:font-style-complex="normal"/>
    </style:style>
    <style:style style:name="P50"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5e5937" officeooo:paragraph-rsid="00623ca8" fo:background-color="transparent" style:font-size-asian="12pt" style:font-style-asian="normal" style:font-size-complex="12pt" style:font-style-complex="normal"/>
    </style:style>
    <style:style style:name="P51"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6067f9" officeooo:paragraph-rsid="006067f9" fo:background-color="transparent" style:font-size-asian="12pt" style:font-style-asian="normal" style:font-size-complex="12pt" style:font-style-complex="normal"/>
    </style:style>
    <style:style style:name="P52"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5569a0" officeooo:paragraph-rsid="0062c7aa" fo:background-color="transparent" style:font-size-asian="12pt" style:font-style-asian="normal" style:font-size-complex="12pt" style:font-style-complex="normal"/>
    </style:style>
    <style:style style:name="P53"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54" style:family="paragraph" style:parent-style-name="Standard">
      <style:paragraph-properties fo:margin-top="0in" fo:margin-bottom="0in" style: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55" style:family="paragraph" style:parent-style-name="Text_20_body">
      <style:paragraph-properties fo:margin-top="0in" fo:margin-bottom="0in" style: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56" style:family="paragraph" style:parent-style-name="Text_20_body" style:master-page-name="Standard">
      <style:paragraph-properties fo:margin-top="0in" fo:margin-bottom="0in" style:contextual-spacing="false" style:page-number="auto"/>
      <style:text-properties style:font-name="Liberation Serif" fo:font-size="12pt" style:font-size-asian="12pt" style:font-size-complex="12pt"/>
    </style:style>
    <style:style style:name="P57"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5281e4" officeooo:paragraph-rsid="005281e4" fo:background-color="transparent" style:font-size-asian="12pt" style:font-style-asian="normal" style:font-size-complex="12pt" style:font-style-complex="normal"/>
    </style:style>
    <style:style style:name="P58" style:family="paragraph" style:parent-style-name="Text_20_body">
      <style:paragraph-properties fo:margin-top="0in" fo:margin-bottom="0in" style:contextual-spacing="false" fo:line-height="120%" fo:text-align="start" style:justify-single-word="false" fo:orphans="0" fo:widows="0"/>
      <style:text-properties style:font-name="Liberation Serif" fo:font-size="12pt" fo:language="en" fo:country="US" fo:font-style="normal" officeooo:rsid="005281e4" officeooo:paragraph-rsid="0068bedd" fo:background-color="transparent" style:font-size-asian="12pt" style:font-style-asian="normal" style:font-size-complex="12pt" style:font-style-complex="normal"/>
    </style:style>
    <style:style style:name="P59"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italic" fo:font-weight="normal" officeooo:rsid="0067ed91" officeooo:paragraph-rsid="0067ed91" fo:background-color="transparent" style:font-size-asian="12pt" style:font-style-asian="italic" style:font-weight-asian="normal" style:font-size-complex="12pt" style:font-style-complex="italic" style:font-weight-complex="normal"/>
    </style:style>
    <style:style style:name="P60" style:family="paragraph" style:parent-style-name="Text_20_body">
      <style:paragraph-properties fo:margin-top="0in" fo:margin-bottom="0in" style: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61" style:family="paragraph" style:parent-style-name="Text_20_body">
      <style:paragraph-properties fo:margin-top="0in" fo:margin-bottom="0in" style:contextual-spacing="false" fo:line-height="120%" fo:text-align="start" style:justify-single-word="false" fo:orphans="0" fo:widows="0"/>
      <style:text-properties fo:font-size="12pt" officeooo:paragraph-rsid="0068bedd" style:font-size-asian="12pt" style:font-size-complex="12pt"/>
    </style:style>
    <style:style style:name="P62" style:family="paragraph" style:parent-style-name="Text_20_body">
      <style:paragraph-properties fo:margin-top="0in" fo:margin-bottom="0in" style:contextual-spacing="false" fo:line-height="120%" fo:text-align="start" style:justify-single-word="false" fo:orphans="0" fo:widows="0"/>
      <style:text-properties officeooo:paragraph-rsid="0068bedd"/>
    </style:style>
    <style:style style:name="P63" style:family="paragraph" style:parent-style-name="Text_20_body" style:list-style-name="WWNum3">
      <style:paragraph-properties fo:margin-left="0.4909in" fo:margin-right="0in" fo:margin-top="0in" fo:margin-bottom="0.0835in" style:contextual-spacing="false" fo:line-height="120%" fo:text-align="start" style:justify-single-word="false" fo:orphans="0" fo:widows="0" fo:text-indent="-0.1965in" style:auto-text-indent="false">
        <style:tab-stops>
          <style:tab-stop style:position="2.9457in"/>
        </style:tab-stops>
      </style:paragraph-properties>
    </style:style>
    <style:style style:name="P64" style:family="paragraph" style:parent-style-name="Text_20_body" style:list-style-name="WWNum4">
      <style:paragraph-properties fo:margin-left="0.4909in" fo:margin-right="0in" fo:margin-top="0in" fo:margin-bottom="0.0835in" style:contextual-spacing="false" fo:line-height="120%" fo:text-align="start" style:justify-single-word="false" fo:orphans="0" fo:widows="0" fo:text-indent="-0.1965in" style:auto-text-indent="false">
        <style:tab-stops>
          <style:tab-stop style:position="2.9457in"/>
        </style:tab-stops>
      </style:paragraph-properties>
    </style:style>
    <style:style style:name="P65" style:family="paragraph" style:parent-style-name="Heading_20_1" style:list-style-name="WWNum2" style:master-page-name="">
      <style:paragraph-properties fo:margin-left="0.3in" fo:margin-right="0in" fo:margin-top="0.1665in" fo:margin-bottom="0.0835in" style:contextual-spacing="false" fo:text-align="start" style:justify-single-word="false" fo:orphans="0" fo:widows="0" fo:text-indent="-0.3in" style:auto-text-indent="false" style:page-number="auto" fo:keep-with-next="always"/>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66" style:family="paragraph" style:parent-style-name="Heading_20_1" style:list-style-name="WWNum2" style:master-page-name="">
      <style:paragraph-properties fo:margin-left="0.3in" fo:margin-right="0in" fo:margin-top="0.1665in" fo:margin-bottom="0.0835in" style:contextual-spacing="false" fo:text-align="start" style:justify-single-word="false" fo:orphans="0" fo:widows="0" fo:text-indent="-0.3in" style:auto-text-indent="false" style:page-number="auto" fo:keep-with-next="always"/>
      <style:text-properties style:font-name="Liberation Serif" fo:font-size="12pt" style:font-size-asian="12pt" style:font-size-complex="12pt"/>
    </style:style>
    <style:style style:name="T1"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2" style:family="text">
      <style:text-properties fo:color="#000000" fo:font-style="normal" style:font-style-asian="normal" style:font-style-complex="normal"/>
    </style:style>
    <style:style style:name="T3" style:family="text">
      <style:text-properties fo:color="#000000" fo:font-style="normal" officeooo:rsid="0029aac2" style:font-style-asian="normal" style:font-style-complex="normal"/>
    </style:style>
    <style:style style:name="T4" style:family="text">
      <style:text-properties fo:color="#000000" fo:font-style="normal" officeooo:rsid="002a1804" style:font-style-asian="normal" style:font-style-complex="normal"/>
    </style:style>
    <style:style style:name="T5" style:family="text">
      <style:text-properties fo:color="#000000" fo:font-style="normal" officeooo:rsid="002934a5" fo:background-color="#00ff66" loext:char-shading-value="0" style:font-style-asian="normal" style:font-style-complex="normal"/>
    </style:style>
    <style:style style:name="T6" style:family="text">
      <style:text-properties fo:color="#000000" fo:font-style="normal" officeooo:rsid="0029aac2" fo:background-color="#00ff66" loext:char-shading-value="0" style:font-style-asian="normal" style:font-style-complex="normal"/>
    </style:style>
    <style:style style:name="T7" style:family="text">
      <style:text-properties fo:color="#000000" fo:font-style="italic" style:font-style-asian="italic" style:font-style-complex="italic"/>
    </style:style>
    <style:style style:name="T8"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9" style:family="text">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T10"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11"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12"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13"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14"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15"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16"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17"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18"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19"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20"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21"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22"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23" style:family="text">
      <style:text-properties fo:color="#000000" fo:language="en" fo:country="US" style:letter-kerning="true" style:language-asian="zh" style:country-asian="CN" style:font-name-complex="FreeSerif1" style:language-complex="ar" style:country-complex="SA"/>
    </style:style>
    <style:style style:name="T24" style:family="text">
      <style:text-properties fo:color="#000000" fo:language="en" fo:country="US" style:letter-kerning="true" style:language-asian="zh" style:country-asian="CN" style:font-name-complex="FreeSerif1" style:language-complex="hi" style:country-complex="IN"/>
    </style:style>
    <style:style style:name="T25" style:family="text">
      <style:text-properties fo:color="#000000" fo:language="en" fo:country="US" fo:font-weight="bold" style:letter-kerning="true" style:language-asian="zh" style:country-asian="CN" style:font-weight-asian="bold" style:font-name-complex="FreeSerif1" style:language-complex="ar" style:country-complex="SA" style:font-weight-complex="bold"/>
    </style:style>
    <style:style style:name="T26"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27" style:family="text">
      <style:text-properties fo:color="#000000" style:letter-kerning="true" style:language-asian="zh" style:country-asian="CN" style:font-name-complex="FreeSerif1" style:language-complex="ar" style:country-complex="SA"/>
    </style:style>
    <style:style style:name="T28" style:family="text">
      <style:text-properties fo:color="#000000" officeooo:rsid="0031a391" style:letter-kerning="true" style:language-asian="zh" style:country-asian="CN" style:font-name-complex="FreeSerif1" style:language-complex="ar" style:country-complex="SA"/>
    </style:style>
    <style:style style:name="T29" style:family="text">
      <style:text-properties fo:color="#000000" officeooo:rsid="0030c76c" style:letter-kerning="true" style:language-asian="zh" style:country-asian="CN" style:font-name-complex="FreeSerif1" style:language-complex="ar" style:country-complex="SA"/>
    </style:style>
    <style:style style:name="T30" style:family="text">
      <style:text-properties fo:color="#000000" officeooo:rsid="003ea1b3" style:letter-kerning="true" style:language-asian="zh" style:country-asian="CN" style:font-name-complex="FreeSerif1" style:language-complex="ar" style:country-complex="SA"/>
    </style:style>
    <style:style style:name="T31" style:family="text">
      <style:text-properties fo:color="#000000" officeooo:rsid="004648a2" style:letter-kerning="true" style:language-asian="zh" style:country-asian="CN" style:font-name-complex="FreeSerif1" style:language-complex="ar" style:country-complex="SA"/>
    </style:style>
    <style:style style:name="T32" style:family="text">
      <style:text-properties fo:color="#000000" officeooo:rsid="0037023a" style:letter-kerning="true" style:language-asian="zh" style:country-asian="CN" style:font-name-complex="FreeSerif1" style:language-complex="ar" style:country-complex="SA"/>
    </style:style>
    <style:style style:name="T33" style:family="text">
      <style:text-properties fo:color="#000000" officeooo:rsid="00465283" style:letter-kerning="true" style:language-asian="zh" style:country-asian="CN" style:font-name-complex="FreeSerif1" style:language-complex="ar" style:country-complex="SA"/>
    </style:style>
    <style:style style:name="T34" style:family="text">
      <style:text-properties fo:color="#000000" officeooo:rsid="0046e9c4" style:letter-kerning="true" style:language-asian="zh" style:country-asian="CN" style:font-name-complex="FreeSerif1" style:language-complex="ar" style:country-complex="SA"/>
    </style:style>
    <style:style style:name="T35" style:family="text">
      <style:text-properties fo:color="#000080" style:font-name="Liberation Serif" fo:font-size="12pt" fo:language="zxx" fo:country="none" style:text-underline-style="solid" style:text-underline-width="auto" style:text-underline-color="#000000" style:letter-kerning="true" style:font-size-asian="12pt" style:language-asian="zxx" style:country-asian="none" style:font-name-complex="FreeSerif1" style:font-size-complex="12pt" style:language-complex="zxx" style:country-complex="none"/>
    </style:style>
    <style:style style:name="T36" style:family="text">
      <style:text-properties style:use-window-font-color="true"/>
    </style:style>
    <style:style style:name="T37" style:family="text">
      <style:text-properties style:use-window-font-color="true" officeooo:rsid="002934a5"/>
    </style:style>
    <style:style style:name="T38" style:family="text">
      <style:text-properties style:use-window-font-color="true" officeooo:rsid="002d4e06"/>
    </style:style>
    <style:style style:name="T39" style:family="text">
      <style:text-properties fo:font-style="italic" style:font-style-asian="italic" style:font-style-complex="italic"/>
    </style:style>
    <style:style style:name="T40" style:family="text">
      <style:text-properties fo:font-style="italic" officeooo:rsid="003d4d3a" style:font-style-asian="italic" style:font-style-complex="italic"/>
    </style:style>
    <style:style style:name="T41" style:family="text">
      <style:text-properties fo:font-style="italic" fo:font-weight="normal" officeooo:rsid="002ec99f" style:font-style-asian="italic" style:font-weight-asian="normal" style:font-style-complex="italic" style:font-weight-complex="normal"/>
    </style:style>
    <style:style style:name="T42" style:family="text">
      <style:text-properties fo:font-style="italic" fo:font-weight="normal" officeooo:rsid="003b9b10" style:font-style-asian="italic" style:font-weight-asian="normal" style:font-style-complex="italic" style:font-weight-complex="normal"/>
    </style:style>
    <style:style style:name="T43" style:family="text">
      <style:text-properties fo:font-style="italic" fo:font-weight="normal" officeooo:rsid="004ad6c8"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2934a5" style:font-style-asian="normal" style:font-style-complex="normal"/>
    </style:style>
    <style:style style:name="T46" style:family="text">
      <style:text-properties fo:font-style="normal" officeooo:rsid="003d4d3a" style:font-style-asian="normal" style:font-style-complex="normal"/>
    </style:style>
    <style:style style:name="T47" style:family="text">
      <style:text-properties fo:font-style="normal" officeooo:rsid="003ea1b3" style:font-style-asian="normal" style:font-style-complex="normal"/>
    </style:style>
    <style:style style:name="T48" style:family="text">
      <style:text-properties fo:font-style="normal" officeooo:rsid="0051989d" style:font-style-asian="normal" style:font-style-complex="normal"/>
    </style:style>
    <style:style style:name="T49" style:family="text">
      <style:text-properties fo:font-style="normal" officeooo:rsid="0051abc3" style:font-style-asian="normal" style:font-style-complex="normal"/>
    </style:style>
    <style:style style:name="T50" style:family="text">
      <style:text-properties fo:font-style="normal" officeooo:rsid="0051b553" style:font-style-asian="normal" style:font-style-complex="normal"/>
    </style:style>
    <style:style style:name="T51" style:family="text">
      <style:text-properties fo:font-style="normal" officeooo:rsid="00520457" style:font-style-asian="normal" style:font-style-complex="normal"/>
    </style:style>
    <style:style style:name="T52" style:family="text">
      <style:text-properties fo:font-style="normal" officeooo:rsid="005569a0" style:font-style-asian="normal" style:font-style-complex="normal"/>
    </style:style>
    <style:style style:name="T53" style:family="text">
      <style:text-properties fo:font-style="normal" officeooo:rsid="0064d825" style:font-style-asian="normal" style:font-style-complex="normal"/>
    </style:style>
    <style:style style:name="T54" style:family="text">
      <style:text-properties fo:font-style="normal" officeooo:rsid="005b588a" fo:background-color="transparent" loext:char-shading-value="0" style:font-style-asian="normal" style:font-style-complex="normal"/>
    </style:style>
    <style:style style:name="T55" style:family="text">
      <style:text-properties officeooo:rsid="001efd72"/>
    </style:style>
    <style:style style:name="T56" style:family="text">
      <style:text-properties officeooo:rsid="001fe0cf"/>
    </style:style>
    <style:style style:name="T57" style:family="text">
      <style:text-properties officeooo:rsid="00226d99"/>
    </style:style>
    <style:style style:name="T58" style:family="text">
      <style:text-properties officeooo:rsid="002934a5"/>
    </style:style>
    <style:style style:name="T59" style:family="text">
      <style:text-properties officeooo:rsid="002d4e06"/>
    </style:style>
    <style:style style:name="T60" style:family="text">
      <style:text-properties officeooo:rsid="002ec99f"/>
    </style:style>
    <style:style style:name="T61" style:family="text">
      <style:text-properties officeooo:rsid="0030c76c"/>
    </style:style>
    <style:style style:name="T62" style:family="text">
      <style:text-properties officeooo:rsid="0032df48"/>
    </style:style>
    <style:style style:name="T63" style:family="text">
      <style:text-properties officeooo:rsid="00355161"/>
    </style:style>
    <style:style style:name="T64" style:family="text">
      <style:text-properties officeooo:rsid="00373bf3"/>
    </style:style>
    <style:style style:name="T65" style:family="text">
      <style:text-properties officeooo:rsid="00391711"/>
    </style:style>
    <style:style style:name="T66" style:family="text">
      <style:text-properties style:text-position="sub 58%" officeooo:rsid="00391711" fo:background-color="#ffff00" loext:char-shading-value="0"/>
    </style:style>
    <style:style style:name="T67" style:family="text">
      <style:text-properties style:text-position="sub 58%" fo:font-size="12pt" fo:language="en" fo:country="US" fo:font-style="normal" style:font-size-asian="12pt" style:font-style-asian="normal" style:font-size-complex="12pt" style:font-style-complex="normal"/>
    </style:style>
    <style:style style:name="T68" style:family="text">
      <style:text-properties officeooo:rsid="00391711" fo:background-color="#ffff00" loext:char-shading-value="0"/>
    </style:style>
    <style:style style:name="T69" style:family="text">
      <style:text-properties officeooo:rsid="00373bf3" fo:background-color="#ffff00" loext:char-shading-value="0"/>
    </style:style>
    <style:style style:name="T70" style:family="text">
      <style:text-properties officeooo:rsid="0053e706" fo:background-color="#ffff00" loext:char-shading-value="0"/>
    </style:style>
    <style:style style:name="T71" style:family="text">
      <style:text-properties officeooo:rsid="0057ae13" fo:background-color="#ffff00" loext:char-shading-value="0"/>
    </style:style>
    <style:style style:name="T72" style:family="text">
      <style:text-properties officeooo:rsid="005b588a" fo:background-color="#ffff00" loext:char-shading-value="0"/>
    </style:style>
    <style:style style:name="T73" style:family="text">
      <style:text-properties officeooo:rsid="006067f9" fo:background-color="#ffff00" loext:char-shading-value="0"/>
    </style:style>
    <style:style style:name="T74" style:family="text">
      <style:text-properties officeooo:rsid="00623ca8" fo:background-color="#ffff00" loext:char-shading-value="0"/>
    </style:style>
    <style:style style:name="T75" style:family="text">
      <style:text-properties officeooo:rsid="003a438a"/>
    </style:style>
    <style:style style:name="T76" style:family="text">
      <style:text-properties officeooo:rsid="003b9b10"/>
    </style:style>
    <style:style style:name="T77" style:family="text">
      <style:text-properties officeooo:rsid="003d4d3a"/>
    </style:style>
    <style:style style:name="T78" style:family="text">
      <style:text-properties officeooo:rsid="003ea1b3"/>
    </style:style>
    <style:style style:name="T79" style:family="text">
      <style:text-properties officeooo:rsid="00435ff5"/>
    </style:style>
    <style:style style:name="T80" style:family="text">
      <style:text-properties officeooo:rsid="004648a2"/>
    </style:style>
    <style:style style:name="T81" style:family="text">
      <style:text-properties officeooo:rsid="00465283"/>
    </style:style>
    <style:style style:name="T82" style:family="text">
      <style:text-properties officeooo:rsid="0046e9c4"/>
    </style:style>
    <style:style style:name="T83" style:family="text">
      <style:text-properties officeooo:rsid="0047656e"/>
    </style:style>
    <style:style style:name="T84" style:family="text">
      <style:text-properties officeooo:rsid="004e2848"/>
    </style:style>
    <style:style style:name="T85" style:family="text">
      <style:text-properties officeooo:rsid="0053e706"/>
    </style:style>
    <style:style style:name="T86" style:family="text">
      <style:text-properties officeooo:rsid="0056ae6b"/>
    </style:style>
    <style:style style:name="T87" style:family="text">
      <style:text-properties officeooo:rsid="0057ae13"/>
    </style:style>
    <style:style style:name="T88" style:family="text">
      <style:text-properties officeooo:rsid="005b588a"/>
    </style:style>
    <style:style style:name="T89" style:family="text">
      <style:text-properties officeooo:rsid="005ed046"/>
    </style:style>
    <style:style style:name="T90" style:family="text">
      <style:text-properties officeooo:rsid="006067f9"/>
    </style:style>
    <style:style style:name="T91" style:family="text">
      <style:text-properties officeooo:rsid="0065e0c8" fo:background-color="transparent" loext:char-shading-value="0"/>
    </style:style>
    <style:style style:name="T92" style:family="text">
      <style:text-properties officeooo:rsid="0065fd40" fo:background-color="transparent" loext:char-shading-value="0"/>
    </style:style>
    <style:style style:name="T93" style:family="text">
      <style:text-properties officeooo:rsid="0065e0c8"/>
    </style:style>
    <style:style style:name="T94" style:family="text">
      <style:text-properties officeooo:rsid="0065fd40"/>
    </style:style>
    <style:style style:name="T95" style:family="text">
      <style:text-properties fo:font-size="12pt" fo:language="en" fo:country="US" fo:font-style="normal" fo:background-color="#ffffff" loext:char-shading-value="0" style:font-size-asian="12pt" style:font-style-asian="normal" style:font-size-complex="12pt" style:font-style-complex="normal"/>
    </style:style>
    <style:style style:name="T96" style:family="text">
      <style:text-properties fo:font-size="12pt" fo:language="en" fo:country="US" fo:font-style="normal" style:font-size-asian="12pt" style:font-style-asian="normal" style:font-size-complex="12pt" style:font-style-complex="normal"/>
    </style:style>
    <style:style style:name="T97" style:family="text">
      <style:text-properties fo:font-size="12pt" fo:language="en" fo:country="US" fo:font-style="normal" fo:background-color="#ffff00" loext:char-shading-value="0" style:font-size-asian="12pt" style:font-style-asian="normal" style:font-size-complex="12pt" style:font-style-complex="normal"/>
    </style:style>
    <style:style style:name="T98" style:family="text">
      <style:text-properties fo:font-size="12pt" fo:language="en" fo:country="US" fo:font-style="italic" fo:background-color="#ffffff" loext:char-shading-value="0" style:font-size-asian="12pt" style:font-style-asian="italic" style:font-size-complex="12pt" style:font-style-complex="italic"/>
    </style:style>
    <style:style style:name="T99" style:family="text">
      <style:text-properties officeooo:rsid="005b588a" fo:background-color="#ffffff" loext:char-shading-value="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6"><text:span text:style-name="T18">Nutrient deprivation affects immune response in the burying beetle, </text:span><text:span text:style-name="T19">Nicrophorus orbicollis</text:span></text:p>
        <text:p text:style-name="P34"/>
        <text:p text:style-name="P39">Introduction</text:p>
        <text:p text:style-name="P34"/>
        <text:p text:style-name="P34">Organisms in the wild are likely to undergo periods of food shortage due to unsuitable abiotic factors or <text:span text:style-name="T56">the presence of competitors, parasites, and </text:span>predators (Kells et al. 1999; Robb and Forbes 2006; <text:span text:style-name="T56">Durant et al. 2007</text:span>). <text:s/>These periods of restricted food intake are likely to occur in nearly all locations, but vary temporally within specific ecosystems (Kennish 1997). <text:s/>Species that feed upon a wide variety of <text:span text:style-name="T55">materials</text:span> may encounter less stringent caloric deprivation than those restricted to specific <text:span text:style-name="T55">substances </text:span>(Boyer 2003). <text:s/>Organisms that primarily consume physically or temporally rare <text:span text:style-name="T56">items</text:span>, though, are likely to have food shortages compounded by the general sparseness of, and intense competition over, any of these resources that do become accessible (Reitz and Trumble 2002; Debouzie et al. 2002).</text:p>
        <text:p text:style-name="P34"/>
        <text:p text:style-name="P37"><text:span text:style-name="T56">A</text:span>ll physiological processes, <text:span text:style-name="T57">such as cellular growth and reproduction,</text:span> <text:span text:style-name="T56">constantly use energy and other nutrients to maintain proper function. <text:s/>As such, the immune system requires certain amounts of calories and nutrients to be maintained at an appropriate level (Svensson et al. 1998). <text:s/>The adaptive resource allocation model suggests that depending on an organism's current condition, energy can be distributed to physiological processes in different amounts (Gustafsson 1994).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It has been previously demonstrated that food deprivation effects the immune system by limiting the degree of response to an immune challenge that is able to be generated by the organism (Siva-Jothy and Thompson, 2002).</text:span></text:p>
        <text:p text:style-name="P34"/>
        <text:p text:style-name="P3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59">leading to selection for larger males (Emlen and Orring 1977). <text:s/>As </text:span>larger size <text:span text:style-name="T58">is </text:span>typically <text:span text:style-name="T58">associated with</text:span> higher basal metabolic rate<text:span text:style-name="T59">s, males are therefore predicted to have higher metabolic rates than females</text:span><text:span text:style-name="T36">. <text:s/></text:span><text:span text:style-name="T37">F</text:span><text:span text:style-name="T36">emales </text:span><text:span text:style-name="T37">are thought to </text:span><text:span text:style-name="T36">have higher levels of body fat </text:span><text:span text:style-name="T38">relative to males </text:span><text:span text:style-name="T36">due to the energetic demands of egg production (Hoyenga and Hoyenga 1981).</text:span></text:p>
        <text:p text:style-name="P38"/>
        <text:p text:style-name="P38"><text:span text:style-name="T38">A</text:span><text:span text:style-name="T37">s </text:span><text:span text:style-name="T3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58">for mates </text:span>and successfully fertilize eggs.</text:p>
        <text:p text:style-name="P34"/>
        <text:p text:style-name="P34">The purpose of this study was to examine if food shortage affected maintenance of immunity and mounting an immune response differently in male and female burying beetles, <text:span text:style-name="T39">Nicrophorus orbicollis</text:span><text:span text:style-name="T44">. <text:s/>These insects were used as the subject of this study due to the less complex </text:span><text:span text:style-name="T45">composition of the</text:span><text:span text:style-name="T44"> invertebrate immune system, which is thought to feature only innate humoral and cell-mediated components, lacking the antibody-mediated memory of vertebrate immune systems (Strand 2008; </text:span><text:soft-page-break/><text:span text:style-name="T44">Gillespie et al. 1997). <text:s/>Invertebrate humoral immunity focuses on the production of antimicrobial compounds, such as phenoloxidase, to destroy or disrupt pathogens </text:span><text:span text:style-name="T2">(Broderick et al. 2009)</text:span><text:span text:style-name="T44">. <text:s/>Cellular immunity includes the use of encapsulation and melanization by hemocytes, which destroys or isolates non-self objects in the body </text:span><text:span text:style-name="T2">(Broderick et al. 2009)</text:span><text:span text:style-name="T44">.</text:span></text:p>
        <text:p text:style-name="P34"/>
        <text:p text:style-name="P36"><text:span text:style-name="T2">Burying beetles (</text:span><text:span text:style-name="T7">Nicrophorus</text:span><text:span text:style-name="T2">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3">relative to males (</text:span><text:span text:style-name="T5">Preferred R</text:span><text:span text:style-name="T6">eference?</text:span><text:span text:style-name="T3">). <text:s/>This may be expected to lead to </text:span><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7">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4"/>
        <text:p text:style-name="P34">Despite research examining the effects of food stress on immunity in insects (Koella and Sorensen 2002; Siva-Jothy and Thompson 2002; McKean and Nunney 2005), there are a lack of studies investigating this relationship in social or quasi-social insects <text:span text:style-name="T58">with specialized diets</text:span>. <text:s/>We also include immune response data from field-caught beetles in order to assess the biological importance and relevance of our laboratory-based results.</text:p>
        <text:p text:style-name="P32">Materials <text:span text:style-name="T60">and </text:span>Methods</text:p>
        <text:p text:style-name="P18"/>
        <text:p text:style-name="P3"><text:span text:style-name="T41">Insect </text:span><text:span text:style-name="T42">C</text:span><text:span text:style-name="T41">ultur</text:span><text:span text:style-name="T42">e </text:span><text:span text:style-name="T43">and Experimental Design</text:span></text:p>
        <text:p text:style-name="P7">Experimental <text:span text:style-name="T39">N. orbicollis</text:span> beetles were reared from a colony that was was initially founded by beetles caught in the research forest of Berea College, KY USA. <text:s/><text:span text:style-name="T77">The colony was initially started with mite-free </text:span><text:span text:style-name="T40">Nicrophorus tomentosus</text:span><text:span text:style-name="T46"> acting as surrogate parents, so that the </text:span><text:span text:style-name="T47">resulting offspring would also not foster these . <text:s/>At the time of this study, the beetles </text:span><text:span text:style-name="T64">had been </text:span>maintained in an insectary at the University of Nebraska Omaha <text:span text:style-name="T61">for 15 generations</text:span><text:span text:style-name="T46">. <text:s/></text:span>Adults were sexed upon eclosion and individually placed into plastic containers (15cm x 10cm x 5cm), filled with approximately 2 cm of moist peat. <text:s/><text:span text:style-name="T61">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18"/>
        <text:p text:style-name="P19"><text:span text:style-name="T61">When beetles had reached sexual maturity, </text:span><text:span text:style-name="T29">their elytra length, pronotum width, and body mass were measured, and were then randomly assigned to one of </text:span><text:span text:style-name="T30">the following </text:span><text:span text:style-name="T29">treatment group</text:span><text:span text:style-name="T28">s:</text:span></text:p>
        <text:p text:style-name="P4"/>
        <text:p text:style-name="P4">Treatment 1: Seven consecutive days of being fed 1/8 teaspoon canned cat food <text:span text:style-name="T78">per day</text:span>.</text:p>
        <text:p text:style-name="P4">Treatment 2: Beetles fed 1/8 teaspoon canned cat food twice during a period of seven days.</text:p>
        <text:p text:style-name="P20"><text:span text:style-name="T27">Treatment 3: Seven days </text:span><text:span text:style-name="T30">of </text:span><text:span text:style-name="T27">starvation, but access to water </text:span><text:span text:style-name="T8">ad libitum</text:span><text:span text:style-name="T27">.</text:span></text:p>
        <text:p text:style-name="P18"/>
        <text:p text:style-name="P3">At the completion of each treatment, beetles were <text:span text:style-name="T62">weighed and subsequently</text:span> subjected to either a phenoloxidase and protein assay or <text:span text:style-name="T62">simulated </text:span>immune <text:span text:style-name="T78">challenge</text:span> <text:span text:style-name="T62">via the </text:span>insertion of <text:span text:style-name="T62">a small </text:span>nylon monofilament.</text:p>
        <text:p text:style-name="P18"/>
        <text:p text:style-name="P14">Wild-Caught Beetles</text:p>
        <text:p text:style-name="P5">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80">the day they were collected</text:span>, where they were <text:span text:style-name="T62">sexed, </text:span>weighed, <text:span text:style-name="T62">and </text:span>measured, <text:span text:style-name="T62">then placed in a container filled with moist peat and allowed to acclimate to insectary conditions for 24 hours. <text:s/>After resting, wild-caught beetles were weighed again and randomly assigned to be subjected </text:span>to a phenoloxidase and protein assay <text:span text:style-name="T62">or</text:span> <text:span text:style-name="T62">simulated </text:span>immune insult <text:span text:style-name="T62">with nylon monofilament</text:span>.</text:p>
        <text:p text:style-name="P18"/>
        <text:p text:style-name="P24">Hemolymph <text:span text:style-name="T76">C</text:span>ollection</text:p>
        <text:p text:style-name="P6">Hemolymph was extracted from beetles using a 25-gauge syringe tip <text:span text:style-name="T79">that was sterilized in ethanol</text:span> to make a small puncture at the suture <text:span text:style-name="T63">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18"/>
        <text:p text:style-name="P24">Phenoloxidase <text:span text:style-name="T76">A</text:span>ctivity <text:span text:style-name="T76">A</text:span>ssay</text:p>
        <text:p text:style-name="P8"><text:span text:style-name="T75">Phenoloxidase acts as a catalyst for the conversion of L-DOPA to dopachrome, which can be measured spectrophotometrically. <text:s/></text:span>Frozen hemolymph samples were thawed, vortexed briefly, and 60 μl <text:span text:style-name="T76">of sample </text:span>was pipetted into a spectrophotometer cuvette that contained 440 μl of ice-cold <text:span text:style-name="T64">phosphate-buffered saline (</text:span><text:span text:style-name="T69">chemical mixture we used?</text:span><text:span text:style-name="T64">)</text:span>. <text:s/>500 μl of L-DOPA <text:span text:style-name="T65">(</text:span><text:span text:style-name="T68">4 mg/ml in H</text:span><text:span text:style-name="T66">2</text:span><text:span text:style-name="T68">O</text:span><text:span text:style-name="T65">) </text:span>was <text:span text:style-name="T76">then </text:span>added to this mixture, and the resultant solution was thoroughly mixed using a pipette. <text:s/><text:span text:style-name="T76">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76">which is known to correlate with the concentration of phenoloxidase in the sample (Haine et al 2008)</text:span>. <text:s/>Each sample was tested in duplicate, and an average of the values was taken to arrive at a final phenoloxidase value for each beetle.</text:p>
        <text:p text:style-name="P8"/>
        <text:p text:style-name="P15">Protein Assay</text:p>
        <text:p text:style-name="P22">The total amount of protein in each hemolymph sample was measured by combining 40 <text:span text:style-name="T27">μl of </text:span><text:span text:style-name="T31">sample with 960 μl of Bio-Rad protein assay dye in a spectrophotometer cuvette, thoroughly mixing the two with a pipette. <text:s/>This compound was allowed to react for ten minutes before being analyzed with a spectrophotometer </text:span><text:span text:style-name="T32">(Beckman Coulter DU530, USA), </text:span><text:span text:style-name="T31">at an absorbance of 520nm. <text:s/>Protein levels were derived using a calibrated standard curve with fixed concentrations of 0.216, 0.432, 0.648, and 0.864 amounts of bovine serum albumin (Sigma).</text:span></text:p>
        <text:p text:style-name="P18"/>
        <text:p text:style-name="P25">Encapsulation and Melanization Assay</text:p>
        <text:p text:style-name="P23">To simulate a novel challenge of the immune system, a nylon monofilament was inserted into each beetle that did not have hemolymph drawn. <text:s/>A clear nylon <text:span text:style-name="T82">0.15mm diameter </text:span>fishing line was roughened with fine-grain sandpaper, tied into knots, and cut into 2mm pieces, each piece having a knot in its center. <text:s/>A disposable <text:span text:style-name="T83">27-gauge </text:span>syringe tip <text:span text:style-name="T83">needle</text:span> was used to create a small hole in the pleural membrane between the second and third abdominal sternites. <text:s/><text:span text:style-name="T81">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33">°C </text:span><text:span text:style-name="T34">and held</text:span><text:span text:style-name="T33"> </text:span><text:span text:style-name="T34">until the filaments were able to be dissected out.</text:span></text:p>
        <text:p text:style-name="P23"/>
        <text:p text:style-name="P30"><text:span text:style-name="T10">Filaments were removed from thawed beetles </text:span><text:span text:style-name="T11">using a dissecting microscope and surgical tweezers, after which the filament was quickly dipped in water to remove any dirt, and stored in individually-labeled Eppendorf tubes at -20</text:span><text:span text:style-name="T12"> °C </text:span><text:span text:style-name="T13">until they were able to be analyzed. <text:s/></text:span><text:span text:style-name="T14">Filaments were then placed on a depression microscope slide and covered with a glass slip, the slide placed atop a piece of black plastic that would later be used as the control gray value. <text:s/></text:span><text:span text:style-name="T13">Each filament was photographed from the front and the back using a microscope with attached camera (</text:span><text:span text:style-name="T17">model?</text:span><text:span text:style-name="T1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5">(R </text:span><text:span text:style-name="T16">= 0.9990). <text:s/>Darkness scores ranged from 0 (completely black) to 215 (near-white). </text:span></text:p>
        <text:p text:style-name="P29"/>
        <text:p text:style-name="P9">“The darkness score for each individual was calculated as the average difference between implant and control scores in the three images analysed.” <text:span text:style-name="T84">←From Steiger, 2011 paper, do we want to do this, too?</text:span></text:p>
        <text:p text:style-name="P18"/>
        <text:p text:style-name="P26">Statistics</text:p>
        <text:p text:style-name="P27"><text:span text:style-name="T44">All statistical analyses were performed using SAS (SAS Institute Inc. Cary, NC, USA). <text:s/>The effect of starvation regime, sex, and their interactions on phenoloxidase activity, protein levels, and melanization were analyzed with a general line</text:span><text:span text:style-name="T52">a</text:span><text:span text:style-name="T44">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44">root transformation, before statistical analysis.</text:span></text:p>
        <text:p text:style-name="P18"/>
        <text:p text:style-name="P55">Results</text:p>
        <text:p text:style-name="P41"/>
        <text:p text:style-name="P41">Laboratory Experiments</text:p>
        <text:p text:style-name="P41"/>
        <text:p text:style-name="P62"><text:span text:style-name="T96">At the beginning of the experiment, there were no significant differences in age (F</text:span><text:span text:style-name="T67">2, 220</text:span><text:span text:style-name="T96"> = 0.64, P = 0.5302), body condition </text:span><text:bookmark-start text:name="__DdeLink__70_1493630556"/><text:span text:style-name="T96">(F</text:span><text:span text:style-name="T67">2, 221</text:span><text:span text:style-name="T96"> = 2.24, P = 0.1089)</text:span><text:bookmark-end text:name="__DdeLink__70_1493630556"/><text:span text:style-name="T96">, or elytra length (F</text:span><text:span text:style-name="T67">2, 221</text:span><text:span text:style-name="T96"> = 0.22, P = 0.8027) between beetles used in the three experiments, for each of the three treatments that were examined. <text:s/>T</text:span><text:span text:style-name="T95">here were no significant interactions between factors.</text:span></text:p>
        <text:p text:style-name="P61"/>
        <text:p text:style-name="P62"><text:span text:style-name="T96">The post-experimental condition of the beetles was significantly affected by the starvation regime utilized in each treatment (F</text:span><text:span text:style-name="T67">11, 221</text:span><text:span text:style-name="T96">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95">There were no significant interactions between terms.</text:span></text:p>
        <text:p text:style-name="P61"/>
        <text:p text:style-name="P62"><text:span text:style-name="T96">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97">Do we report that treatment a was significantly different from treatment c, and that treatment b was sig. diff from trt c, but that trt a was not sig. diff. from trt b? <text:s/></text:span><text:span text:style-name="T95">There was no significant difference between the sexes, nor were there significant interactions between terms.</text:span></text:p>
        <text:p text:style-name="P61"/>
        <text:p text:style-name="P62"><text:span text:style-name="T96">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97">Report on significance or lack of significance between treatments? <text:s/></text:span><text:span text:style-name="T95">There was no significant difference in protein concentration between beetles' sex, and there were no significant interactions between terms.</text:span></text:p>
        <text:p text:style-name="P61"/>
        <text:p text:style-name="P62"><text:span text:style-name="T9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97">Report on significance or lack of significance between treatments? <text:s/></text:span><text:span text:style-name="T95">There was no significant difference found between beetles' sex, nor were there significant ineractions between terms.</text:span></text:p>
        <text:p text:style-name="P60"/>
        <text:p text:style-name="P62"><text:span text:style-name="T98">Field Experiments</text:span></text:p>
        <text:p text:style-name="P62"><text:span text:style-name="T95">There was not a significant difference in elytra length between wild-caught populations of beetles, but there was a significant difference with regards to the sex of the beetles (t = 7.92; d.f. = 1; P &lt; 0.01) </text:span><text:span text:style-name="T97">(do we mention the trend of female beetles having larger elytra here, or let the eventual graph show this?)</text:span><text:span text:style-name="T95">. <text:s/>The populations of beetles had significant differences in body condition (t = 7.59; d.f. = 1; P &lt; 0.01) </text:span><text:span text:style-name="T97">(again, do we mention which population had the better body condition, or let this be evident in the </text:span><text:soft-page-break/><text:span text:style-name="T97">graph?)</text:span></text:p>
        <text:p text:style-name="P58"><text:span text:style-name="T99">There were no significant differences between field populations or the sex of beetles with regards to phenoloxidase conversion to dopachrome, protein concentration in the hemolymph, or melanization of nylon filament. <text:s/>There were no significant interactions between terms.</text:span></text:p>
        <text:p text:style-name="P58"><text:span text:style-name="T99"/></text:p>
        <text:p text:style-name="P53">Questions:</text:p>
        <text:p text:style-name="P53">-Where do we discuss how body condition was calculated?</text:p>
        <text:p text:style-name="P53">-Where do we mention that protein was used as a covariate in PO analysis?</text:p>
        <text:p text:style-name="P53">-<text:span text:style-name="T93">Where do we discuss repeatability? <text:s/>Do we need to discuss the calculations used for it?</text:span></text:p>
        <text:p text:style-name="P53"/>
        <text:p text:style-name="P33">Encapsulation and Melanization Assay</text:p>
        <text:p text:style-name="P54">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4"/>
        <text:p text:style-name="P40">Statistical analyses</text:p>
        <text:p text:style-name="P34"/>
        <text:p text:style-name="P34"/>
        <text:p text:style-name="P34"/>
        <text:p text:style-name="P34"/>
        <text:p text:style-name="P35">Bioenergetics of salmonid fishes: energy intake, expenditure and productivity</text:p>
        <text:p text:style-name="P35">The concept of allostasis in biology and biomedicine, Bruce S McEwen, John C Wingfield</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pan text:style-name="T23">Burying beetles, </text:span><text:span text:style-name="T20">Nicrophorus</text:span><text:span text:style-name="T23">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4"/>
        <text:p text:style-name="P3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4"/>
        <text:p text:style-name="P34">Phenoloxidase production and the melanization response are integrated into the same pathway, with </text:p>
        <text:p text:style-name="P34"/>
        <text:p text:style-name="P34">As starvation is known to affect the sexes in different, specific ways, it was also </text:p>
        <text:p text:style-name="P34"/>
        <text:p text:style-name="P34">males &amp; females should be kept separate (mating leads to decreased male immunity)</text:p>
        <text:p text:style-name="P34">food restriction should be noted (females don't show much change if food is ad libitum)</text:p>
        <text:p text:style-name="P34"/>
        <text:p text:style-name="P34">--do males &amp; females in nicrophorus have different sizes of fat bodies?</text:p>
        <text:p text:style-name="P34"/>
        <text:p text:style-name="P3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4">females have stronger immune response than males</text:p>
        <text:p text:style-name="P34">pregnancy &amp; development of eggs/young</text:p>
        <text:p text:style-name="P34">birthweight is determinant in total lifetime reproductive success in males, but not females (in deer)</text:p>
        <text:p text:style-name="P34">resting metabolic rate rises in both sexes, while blood glucose falls in both</text:p>
        <text:p text:style-name="P34">females lose more fat than protein, but males lose more protein than fat (Widdowson, 1976)</text:p>
        <text:p text:style-name="P34">Females deposit more fat than males (Widdowson, 1976)</text:p>
        <text:p text:style-name="P34"/>
        <text:p text:style-name="P34">stearns sc (1989) – trade-offs in life history evolution. Funct. Ecol 3: 259-268</text:p>
        <text:p text:style-name="P34">stearns sc (1992) – the evolution of life histories. <text:s/>Oxford. <text:s/>Book</text:p>
        <text:p text:style-name="P34"/>
      </text:section>
      <text:section text:style-name="Sect1" text:name="Section1">
        <text:p text:style-name="P1"><text:a xlink:type="simple" xlink:href="http://link.springer.com/journal/442"><text:span text:style-name="T35">Oecologia</text:span></text:a><text:span text:style-name="T9"> </text:span></text:p>
      </text:section>
      <text:section text:style-name="Sect1" text:name="Section2">
        <text:p text:style-name="P1"><text:bookmark text:name="date"/><text:span text:style-name="T9">July 2003, </text:span><text:bookmark text:name="volume-range"/><text:span text:style-name="T9">Volume 136, </text:span><text:a xlink:type="simple" xlink:href="http://link.springer.com/journal/442/136/2/page/1"><text:span text:style-name="T35">Issue 2</text:span></text:a><text:span text:style-name="T9">, </text:span><text:bookmark text:name="page-range"/><text:span text:style-name="T9">pp 309-316 </text:span></text:p>
      </text:section>
      <text:section text:style-name="Sect1" text:name="Section3">
        <text:list xml:id="list1141319498615115656" text:style-name="WWNum2">
          <text:list-item>
            <text:h text:style-name="P65" text:outline-level="1"><text:bookmark text:name="title"/>Seasonal variation in top-down and bottom-up processes in a grassland arthropod community</text:h>
          </text:list-item>
        </text:list>
        <text:list xml:id="list6698298166795589804" text:style-name="WWNum3">
          <text:list-item>
            <text:p text:style-name="P63"><text:a xlink:type="simple" xlink:href="http://link.springer.com/search?facet-author=%22Alison+G.+Boyer%22"><text:span text:style-name="T35">Alison G. Boyer</text:span></text:a><text:span text:style-name="T9">, </text:span></text:p>
          </text:list-item>
          <text:list-item>
            <text:p text:style-name="P63"><text:a xlink:type="simple" xlink:href="http://link.springer.com/search?facet-author=%22Robert+E.+Swearingen%22"><text:span text:style-name="T35">Robert E. Swearingen</text:span></text:a><text:span text:style-name="T9">, </text:span></text:p>
          </text:list-item>
          <text:list-item>
            <text:p text:style-name="P63"><text:a xlink:type="simple" xlink:href="http://link.springer.com/search?facet-author=%22Margo+A.+Blaha%22"><text:span text:style-name="T35">Margo A. Blaha</text:span></text:a><text:span text:style-name="T9">, </text:span></text:p>
          </text:list-item>
          <text:list-item>
            <text:p text:style-name="P63"><text:a xlink:type="simple" xlink:href="http://link.springer.com/search?facet-author=%22Christopher+T.+Fortson%22"><text:span text:style-name="T35">Christopher T. Fortson</text:span></text:a><text:span text:style-name="T9">, </text:span></text:p>
          </text:list-item>
          <text:list-item>
            <text:p text:style-name="P63"><text:a xlink:type="simple" xlink:href="http://link.springer.com/search?facet-author=%22Sara+K.+Gremillion%22"><text:span text:style-name="T35">Sara K. Gremillion</text:span></text:a><text:span text:style-name="T9">, </text:span></text:p>
          </text:list-item>
          <text:list-item>
            <text:p text:style-name="P63"><text:a xlink:type="simple" xlink:href="http://link.springer.com/search?facet-author=%22Kelly+A.+Osborn%22"><text:span text:style-name="T35">Kelly A. Osborn</text:span></text:a><text:span text:style-name="T9">, </text:span></text:p>
          </text:list-item>
          <text:list-item>
            <text:p text:style-name="P63"><text:a xlink:type="simple" xlink:href="http://link.springer.com/search?facet-author=%22Matthew+D.+Moran%22"><text:span text:style-name="T35">Matthew D. Moran</text:span></text:a><text:span text:style-name="T9"> </text:span></text:p>
          </text:list-item>
        </text:list>
        <text:p text:style-name="P17"/>
        <text:p text:style-name="P17"><text:bookmark text:name="Bookmark17"/><text:bookmark text:name="Bookmark16"/><text:bookmark text:name="Bookmark15"/><text:bookmark text:name="Bookmark14"/><text:bookmark text:name="Bookmark13"/><text:bookmark text:name="Bookmark12"/><text:bookmark text:name="Bookmark10"/><text:bookmark text:name="Bookmark9"/><text:bookmark text:name="Bookmark21"/><text:bookmark text:name="Bookmark11"/><text:bookmark text:name="enumeration3"/><text:bookmark text:name="Bookmark8"/><text:bookmark text:name="enumeration211"/><text:bookmark text:name="enumeration1111"/><text:bookmark text:name="Bookmark51"/><text:bookmark text:name="Bookmark71"/><text:bookmark text:name="Bookmark3"/><text:bookmark text:name="Bookmark2"/><text:bookmark text:name="enumeration2"/><text:bookmark text:name="Bookmark1"/><text:bookmark text:name="enumeration1"/><text:bookmark text:name="enumeration"/><text:bookmark text:name="enumeration11"/><text:bookmark text:name="Bookmark"/><text:bookmark text:name="Bookmark31"/><text:bookmark text:name="enumeration21"/><text:bookmark text:name="enumeration12"/><text:bookmark text:name="enumeration111"/><text:bookmark text:name="Bookmark4"/><text:bookmark text:name="Bookmark5"/><text:bookmark text:name="Bookmark6"/><text:bookmark text:name="Bookmark7"/><text:bookmark text:name="Bookmark171"/><text:bookmark text:name="Bookmark151"/><text:bookmark text:name="Bookmark131"/><text:bookmark text:name="Bookmark101"/><text:bookmark text:name="Bookmark211"/><text:bookmark text:name="enumeration31"/><text:bookmark text:name="enumeration2111"/><text:bookmark text:name="Bookmark511"/><text:bookmark text:name="Bookmark32"/><text:bookmark text:name="enumeration22"/><text:bookmark text:name="enumeration13"/><text:bookmark text:name="enumeration112"/><text:bookmark text:name="Bookmark311"/><text:bookmark text:name="enumeration121"/><text:bookmark text:name="Bookmark41"/><text:bookmark text:name="Bookmark61"/><text:bookmark text:name="Bookmark18"/><text:bookmark text:name="Bookmark19"/><text:bookmark text:name="Bookmark20"/><text:bookmark text:name="Bookmark22"/><text:bookmark text:name="Bookmark23"/><text:bookmark text:name="Bookmark24"/><text:bookmark text:name="Bookmark25"/><text:bookmark text:name="Bookmark26"/><text:bookmark text:name="Bookmark27"/><text:bookmark text:name="Bookmark28"/><text:bookmark text:name="Bookmark29"/><text:bookmark text:name="Bookmark30"/><text:bookmark text:name="Bookmark33"/><text:bookmark text:name="Bookmark34"/><text:bookmark text:name="Bookmark35"/><text:bookmark text:name="Bookmark36"/></text:p>
      </text:section>
      <text:section text:style-name="Sect1" text:name="Section4">
        <text:p text:style-name="P1"><text:a xlink:type="simple" xlink:href="http://link.springer.com/journal/442"><text:span text:style-name="T35">Oecologia</text:span></text:a><text:span text:style-name="T9"> </text:span></text:p>
      </text:section>
      <text:section text:style-name="Sect1" text:name="Section5">
        <text:p text:style-name="P1"><text:bookmark text:name="date1"/><text:span text:style-name="T9">January 1997, </text:span><text:bookmark text:name="volume-range1"/><text:span text:style-name="T9">Volume 109, </text:span><text:a xlink:type="simple" xlink:href="http://link.springer.com/journal/442/109/2/page/1"><text:span text:style-name="T35">Issue 2</text:span></text:a><text:span text:style-name="T9">, </text:span><text:bookmark text:name="page-range1"/><text:span text:style-name="T9">pp 209-218 </text:span></text:p>
      </text:section>
      <text:section text:style-name="Sect1" text:name="Section6">
        <text:list xml:id="list234945397195222" text:continue-list="list1141319498615115656" text:style-name="WWNum2">
          <text:list-item>
            <text:h text:style-name="P66" text:outline-level="1"><text:bookmark text:name="title1"/><text:span text:style-name="T25">Seasonal patterns of food availability: influences on the reproductive output and body condition of the herbivorous crab </text:span><text:span text:style-name="T19">Grapsus albolineatus</text:span><text:span text:style-name="T25"> </text:span></text:h>
          </text:list-item>
        </text:list>
        <text:list xml:id="list4502845139387477407" text:style-name="WWNum4">
          <text:list-item>
            <text:p text:style-name="P64"><text:a xlink:type="simple" xlink:href="http://link.springer.com/search?facet-author=%22Robin+Kennish%22"><text:span text:style-name="T35">Robin Kennish</text:span></text:a><text:span text:style-name="T9"> </text:span></text:p>
          </text:list-item>
        </text:list>
        <text:p text:style-name="P17"><text:soft-page-break/></text:p>
        <text:p text:style-name="P17"/>
        <text:p text:style-name="P2">although an organism's immune system responds differently between its maintenance and upregulated modes, both are hindered when under conditions of adequate or reduced food intake (Lee 2006; Gilot-Fromont et al. 2012). <text:s/></text:p>
        <text:p text:style-name="P17"/>
        <text:p text:style-name="P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p text:style-name="P17"/>
        <text:p text:style-name="P10">search term in google scholar: food availability seasonality review, generalist feeder seasonality</text:p>
        <text:p text:style-name="P17"/>
        <text:p text:style-name="P2">COMPETITIVE DISPLACEMENT AMONG INSECTS AND ARACHNIDS1</text:p>
        <text:p text:style-name="P17"/>
        <text:p text:style-name="P2">Annual Review of Entomology</text:p>
        <text:p text:style-name="P17"/>
        <text:p text:style-name="P2">Vol. 47: 435-465 (Volume publication date January 2002)</text:p>
        <text:p text:style-name="P17"/>
        <text:p text:style-name="P2">DOI: 10.1146/annurev.ento.47.091201.145227</text:p>
        <text:p text:style-name="P17"/>
        <text:p text:style-name="P2">Stuart R. Reitz1 and John T. Trumble2</text:p>
        <text:p text:style-name="P17"/>
        <text:p text:style-name="P17"/>
        <text:p text:style-name="P17"/>
        <text:p text:style-name="P2">A story of famine in the pelagic realm: temporal and spatial patterns of food limitation in rotifers from an oligotrophic tropical lake</text:p>
        <text:p text:style-name="P17"/>
        <text:p text:style-name="P2">Author(s): Ortega-Mayagoitia, Elizabeth; Ciros-Perez, Jorge; Sanchez-Martinez, Mayeli</text:p>
        <text:p text:style-name="P17"/>
        <text:p text:style-name="P2">Source: JOURNAL OF PLANKTON RESEARCH <text:s/>Volume: 33 <text:s text:c="2"/>Issue: 10 <text:s text:c="2"/>Pages: 1574-1585 <text:s text:c="2"/>DOI: 10.1093/plankt/fbr045 <text:s text:c="2"/>Published: OCT 2011 </text:p>
        <text:p text:style-name="P17"/>
        <text:p text:style-name="P17"/>
        <text:p text:style-name="P17"/>
        <text:p text:style-name="P2">Title: Resource limitation in natural populations of phytophagous insects. A long-term study case with the chestnut weevil</text:p>
        <text:p text:style-name="P17"/>
        <text:p text:style-name="P2">Author(s): Debouzie, D; Desouhant, E; Oberli, F; et al.</text:p>
        <text:p text:style-name="P17"/>
        <text:p text:style-name="P2">Source: ACTA OECOLOGICA-INTERNATIONAL JOURNAL OF ECOLOGY <text:s/>Volume: 23 <text:s text:c="2"/>Issue: 1 <text:s text:c="2"/>Pages: 31-39 <text:s text:c="2"/>Article Number: PII S1146-609X(01)01131-6 <text:s text:c="2"/>DOI: 10.1016/S1146-609X(01)01131-6 <text:s text:c="2"/>Published: MAR 2002 </text:p>
        <text:p text:style-name="P17"/>
        <text:p text:style-name="P17"/>
        <text:p text:style-name="P17"/>
        <text:p text:style-name="P2"><text:soft-page-break/><text:s/>Title: Food limitation of planktonic rotifers: field experiments in two mountain ponds</text:p>
        <text:p text:style-name="P17"/>
        <text:p text:style-name="P2">Author(s): Cordova, SE; Giffin, J; Kirk, KL</text:p>
        <text:p text:style-name="P17"/>
        <text:p text:style-name="P2">Source: FRESHWATER BIOLOGY <text:s/>Volume: 46 <text:s text:c="2"/>Issue: 11 <text:s text:c="2"/>Pages: 1519-1527 <text:s text:c="2"/>DOI: 10.1046/j.1365-2427.2001.00768.x <text:s text:c="2"/>Published: NOV 2001 </text:p>
        <text:p text:style-name="P17"/>
        <text:p text:style-name="P17"/>
        <text:p text:style-name="P17"/>
        <text:p text:style-name="P2"><text:s/>Title: Resource limitation in marine soft sediments - differential effects of food and space in the association between the brittle-star Amphiura filiformis and the bivalve Mysella bidentata?</text:p>
        <text:p text:style-name="P17"/>
        <text:p text:style-name="P2">Author(s): Josefson, AB</text:p>
        <text:p text:style-name="P17"/>
        <text:p text:style-name="P2"><text:s/>Source: HYDROBIOLOGIA <text:s/>Volume: 375-76 <text:s text:c="2"/>Pages: 297-305 <text:s text:c="2"/>DOI: 10.1023/A:1017077510168 <text:s text:c="2"/>Published: 1998 </text:p>
        <text:p text:style-name="P17"/>
        <text:p text:style-name="P2"><text:s text:c="2"/></text:p>
        <text:p text:style-name="P17"/>
        <text:p text:style-name="P17"/>
        <text:p text:style-name="P17"/>
        <text:p text:style-name="P2">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7"/>
        <text:p text:style-name="P2">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7"/>
        <text:p text:style-name="P17"/>
        <text:p text:style-name="P17"/>
        <text:p text:style-name="P28"><text:span text:style-name="T23"><text:s/>Th is study examined the impact of short-term food-related stress on immunocompetence in adult burying beetles, </text:span><text:span text:style-name="T20">Nicrophorus orbicollis</text:span><text:span text:style-name="T23"> Say (Coleoptera: Silphidae). <text:s/></text:span><text:span text:style-name="T20">N. orbicollis</text:span><text:span text:style-name="T23">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text:span><text:soft-page-break/><text:span text:style-name="T23">caught beetles.</text:span></text:p>
        <text:p text:style-name="P2"/>
        <text:p text:style-name="P17"/>
        <text:p text:style-name="P11">Results</text:p>
        <text:p text:style-name="P17"/>
        <text:p text:style-name="P28"><text:span text:style-name="T24"><text:s text:c="3"/>There were no significant differences in initial body mass between beetles in each treatment (</text:span><text:span text:style-name="T21">F</text:span><text:span text:style-name="T1">2, 75</text:span><text:span text:style-name="T21"> </text:span><text:span text:style-name="T24">= 0.27, </text:span><text:span text:style-name="T21">P </text:span><text:span text:style-name="T24">= 0.76), sex (</text:span><text:span text:style-name="T21">F</text:span><text:span text:style-name="T1">1, 75</text:span><text:span text:style-name="T21"> </text:span><text:span text:style-name="T24">= 0.10, </text:span><text:span text:style-name="T21">P </text:span><text:span text:style-name="T24">= 0.76), or the interaction between treatment and sex (</text:span><text:span text:style-name="T21">F</text:span><text:span text:style-name="T1">2, 75</text:span><text:span text:style-name="T21"> </text:span><text:span text:style-name="T24">= 2.11, </text:span><text:span text:style-name="T21">P </text:span><text:span text:style-name="T24">= 0.12). <text:s/>Similarly, there was no significant difference in age between beetles in each treatment (</text:span><text:span text:style-name="T21">F</text:span><text:span text:style-name="T1">2, 151</text:span><text:span text:style-name="T21"> </text:span><text:span text:style-name="T24">= 2.17, </text:span><text:span text:style-name="T21">P </text:span><text:span text:style-name="T24">= 0.12), sex (</text:span><text:span text:style-name="T21">F</text:span><text:span text:style-name="T1">1, 151</text:span><text:span text:style-name="T21"> </text:span><text:span text:style-name="T24">= 0.00, </text:span><text:span text:style-name="T21">P </text:span><text:span text:style-name="T24">= 0.97), or the interaction between treatment and sex (</text:span><text:span text:style-name="T21">F</text:span><text:span text:style-name="T1">2, 151</text:span><text:span text:style-name="T21"> </text:span><text:span text:style-name="T24">= 0.03, </text:span><text:span text:style-name="T21">P </text:span><text:span text:style-name="T2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21">F</text:span><text:span text:style-name="T1">2, 75</text:span><text:span text:style-name="T21"> </text:span><text:span text:style-name="T24">= 5.32, </text:span><text:span text:style-name="T21">P </text:span><text:span text:style-name="T24">= 0.0069</text:span><text:bookmark-end text:name="__DdeLink__169_159234381"/><text:span text:style-name="T24">), and post-treatment masses were significantly different from each other (how do we report this?), with higher levels of feeding associated with increased overall mass.</text:span></text:p>
        <text:p text:style-name="P28"><text:bookmark-start text:name="__DdeLink__197_969931675"/><text:span text:style-name="T24"><text:s text:c="5"/>Phenoloxidase levels differed significantly between treatments (</text:span><text:span text:style-name="T21">F</text:span><text:span text:style-name="T1">2, 75</text:span><text:span text:style-name="T21"> </text:span><text:span text:style-name="T24">= 5.32, </text:span><text:span text:style-name="T21">P </text:span><text:span text:style-name="T24">= 0.0069), as did protein concentrations in hemolymph (</text:span><text:span text:style-name="T21">F</text:span><text:span text:style-name="T1">2, 75</text:span><text:span text:style-name="T21"> </text:span><text:span text:style-name="T24">= 5.32, </text:span><text:span text:style-name="T21">P </text:span><text:span text:style-name="T24">= 0.0069), but not between sexes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or the interaction between treatment and sex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text:s/>There was also a significant effect of the treatment on a beetle's encapsulation response (</text:span><text:span text:style-name="T21">F</text:span><text:span text:style-name="T1">2, 70</text:span><text:span text:style-name="T21"> </text:span><text:span text:style-name="T24">= 12.31, </text:span><text:span text:style-name="T21">P </text:span><text:span text:style-name="T24">= &lt; 0.0001), but no differences due to sex (</text:span><text:span text:style-name="T21">F</text:span><text:span text:style-name="T1">2, 70</text:span><text:span text:style-name="T21"> </text:span><text:span text:style-name="T24">= 0.00, </text:span><text:span text:style-name="T21">P </text:span><text:span text:style-name="T24">= 0.99) or the interaction between treatment and sex (</text:span><text:span text:style-name="T21">F</text:span><text:span text:style-name="T1">2, 70</text:span><text:span text:style-name="T21"> </text:span><text:span text:style-name="T24">= 0.84, </text:span><text:span text:style-name="T21">P </text:span><text:bookmark-end text:name="__DdeLink__197_969931675"/><text:span text:style-name="T24">= 0.44).</text:span></text:p>
        <text:p text:style-name="P17"/>
        <text:p text:style-name="P17"/>
        <text:p text:style-name="P17"/>
        <text:p text:style-name="P17"/>
        <text:p text:style-name="P17"/>
        <text:p text:style-name="P10">http://www.kongregate.com/games/ArmorGames/k-o-l-m</text:p>
        <text:p text:style-name="P17"/>
        <text:p text:style-name="P10">Creamy white head, 1cm high. <text:s/>Hazy orange brown in color.</text:p>
        <text:p text:style-name="P10">Butterscotch campfire. Bit of caramel. <text:s/>Soil. <text:s/>Wet leaves.</text:p>
        <text:p text:style-name="P10">Smoke with toffee undertones throughout. <text:s/>Lingering smoke in aftertaste, with a bit of toffee-like malt.</text:p>
        <text:p text:style-name="P10">Medium bodied. <text:s/>Slight astringency in closing moments, leading to a tightly dry finish that makes having another sip desirable.</text:p>
        <text:p text:style-name="P17"/>
        <text:p text:style-name="P11">Discussion</text:p>
        <text:p text:style-name="P17"/>
        <text:p text:style-name="P11">References</text:p>
        <text:p text:style-name="P17"/>
        <text:p text:style-name="P2">Bale JS. 2002. Insects and low temperatures: from molecular biology to distributions and abundance. Philosophical Transactions of the Royal Society B 357: 849-862.</text:p>
        <text:p text:style-name="P17"/>
        <text:p text:style-name="P2">Campero M, De Block M, Ollevier F, and Stoks R. 2008. Correcting the short-term effect of food deprivation in a damselfly: mechanisms and costs. Journal of Animal Ecology 77: 66-73.</text:p>
        <text:p text:style-name="P17"><text:soft-page-break/></text:p>
        <text:p text:style-name="P28"><text:span text:style-name="T26">Doums C and Schmid-Hempel P. 2000. Immunocompetence in workers of a social insect, </text:span><text:span text:style-name="T22">Bombus terrestris</text:span><text:span text:style-name="T26"> L., in relation to foraging activity and parasitic infection. Canadian Journal of Zoology 78: 1060-1066.</text:span></text:p>
        <text:p text:style-name="P17"/>
        <text:p text:style-name="P17">Emlen, ST and Oring, LW. <text:s/>1977. <text:s/>Ecology, Sexual Selection, and the Evolution of Mating Systems. <text:s/>Science 197(4300): 215-223.</text:p>
        <text:p text:style-name="P17"/>
        <text:p text:style-name="P28"><text:span text:style-name="T26">Hoang A. 2001. Immune response to parasitism reduces resistance of </text:span><text:span text:style-name="T22">Drosophila melanogaster</text:span><text:span text:style-name="T26"> to dessication and starvation. Evolution 55(11): 2353-2358.</text:span></text:p>
        <text:p text:style-name="P17"/>
        <text:p text:style-name="P12">Jones SR and Kunz SE. 1998. Effects of cold stress on survival and</text:p>
        <text:p text:style-name="P28"><text:span text:style-name="T26"><text:s/>reproduction of </text:span><text:span text:style-name="T22">Haematobia irritans</text:span><text:span text:style-name="T26"> (Diptera: Muscidae). Journal</text:span></text:p>
        <text:p text:style-name="P12"><text:s/>of Medical Entomology 35: 725-731.</text:p>
        <text:p text:style-name="P17"/>
        <text:p text:style-name="P28"><text:span text:style-name="T26">Kells SA, Vogt JT, Appel AG, and Bennett GW. <text:s/>1999. <text:s/>Estimating nutritional status of German cockroaches, </text:span><text:span text:style-name="T22">Blattella germanica</text:span><text:span text:style-name="T26"> (L.) (Dictyoptera: Blattellidae), in the field. <text:s/>Journal of Insect Physiology 45: 709-717.</text:span></text:p>
        <text:p text:style-name="P17"/>
        <text:p text:style-name="P17"/>
        <text:p text:style-name="P28"><text:span text:style-name="T26">Koella JC and Sorensen FL. 2002. Effect of adult nutrition on the melanization immune response of the malaria vector </text:span><text:span text:style-name="T22">Anopheles stephensi</text:span><text:span text:style-name="T26">. <text:s/>Medical and Veterinary Entomology 15: 316-320.</text:span></text:p>
        <text:p text:style-name="P17"/>
        <text:p text:style-name="P21">Haine ER, Pollitt LC, Moret Y, Siva-Jothy MT, and Rolff J. <text:s/>2008. <text:s/>Temporal patterns in immune responses to a range of microbial insults (<text:span text:style-name="T39">Tenebrio molitor</text:span><text:span text:style-name="T44">). <text:s/>Journal of Insect Physiology 54: 1090-1097.</text:span></text:p>
        <text:p text:style-name="P17"/>
        <text:p text:style-name="P12">Marshall KE, Sinclair BJ. 2010. Repeated stress exposure results in a survival-reproduction</text:p>
        <text:p text:style-name="P28"><text:span text:style-name="T26"><text:s/>trade-off in </text:span><text:span text:style-name="T22">Drosophila melanogaster</text:span></text:p>
        <text:p text:style-name="P13">. Proceedings of the Royal Society B 277: 963-969.</text:p>
        <text:p text:style-name="P17"/>
        <text:p text:style-name="P2">McKean KA and Nunney L. 2005. Bateman's principle and immunity: phenotypically plastic reproductive strategies predict changes in immunological sex differences. Evolution 59(7): 1510-1517.</text:p>
        <text:p text:style-name="P17"/>
        <text:p text:style-name="P2">Parsons P. 1990. The metabolic cost of multiple environmental stresses: implications for climatic change and conservation. <text:s/>Trends in Ecology and Evolution 5(9): 315-317.</text:p>
        <text:p text:style-name="P17"/>
        <text:p text:style-name="P12">Renault D. 2011. Long-term after-effects of cold exposure in adult</text:p>
        <text:p text:style-name="P28"><text:span text:style-name="T26"><text:s/></text:span><text:span text:style-name="T22">Alphitobius diaperinus </text:span><text:span text:style-name="T26">(Tenebrionidae): the need to link</text:span></text:p>
        <text:p text:style-name="P12"><text:s/>survival ability with subsequent reproductive success</text:p>
        <text:p text:style-name="P12">. <text:s/>Ecological Entomology 36: 36-42.</text:p>
        <text:p text:style-name="P17"/>
        <text:p text:style-name="P2">Robb T and Forbes MR. 2006. Age-dependent induction of immunity and subsequent survival</text:p>
        <text:p text:style-name="P2"><text:s/>costs in males and females of a temperate damselfly</text:p>
        <text:p text:style-name="P2">. BMC Ecology 6(15): 1-13.</text:p>
        <text:p text:style-name="P17"/>
        <text:p text:style-name="P2">Sadd BM and Schmid-Hempel P. 2006. Insect immunity shows</text:p>
        <text:p text:style-name="P2"><text:s/>specificity in protection upon</text:p>
        <text:p text:style-name="P2"><text:s/>secondary pathogen exposure</text:p>
        <text:p text:style-name="P2"><text:soft-page-break/>. Current Biology 16: 1206–1210.</text:p>
        <text:p text:style-name="P17"/>
        <text:p text:style-name="P2">Sandland GJ and Minchella DJ. 2003. Costs of immune defense: an enigma</text:p>
        <text:p text:style-name="P2"><text:s/>wrapped in an environmental cloak?</text:p>
        <text:p text:style-name="P2"><text:s/>Trends in Parasitology 19(12): 571-574.</text:p>
        <text:p text:style-name="P17"/>
        <text:p text:style-name="P2">Scott MP. 1998. The ecology and behavior of burying beetles. Annual Reviews of Entomology 43: 595-618.</text:p>
        <text:p text:style-name="P17"/>
        <text:p text:style-name="P28"><text:span text:style-name="T26">Scott MP, Traniello, JFA, and Fetherston IA. <text:s/>1987. <text:s/>Competition for prey between ants and burying beetles (</text:span><text:span text:style-name="T22">Nicrophorus</text:span><text:span text:style-name="T26"> spp.): differences between northern and southern temperate sites. Psyche 94: 325-332.</text:span></text:p>
        <text:p text:style-name="P17"/>
        <text:p text:style-name="P2">Siva-Jothy MT, Moret Y, and Rolff J. 2005. Insect immunity: an evolutioary ecology perpective. <text:s/>Advances in Insect Physiology 32: 1-48.</text:p>
        <text:p text:style-name="P17"/>
        <text:p text:style-name="P2">Siva-Jothy MT and Thompson JJW. 2002. Short-term nutrient deprivation affects immune function. Physiological Entomology 27: 206-212.</text:p>
        <text:p text:style-name="P17"/>
        <text:p text:style-name="P2">Wilson K, Cotter SC, Reeson AF, and Pell JK. 2001. Melanism and disease resistance in insects. Ecology Letters 4: 637-649.</text:p>
        <text:p text:style-name="P17"/>
        <text:p text:style-name="P31">Author Guidelines</text:p>
        <text:p text:style-name="P17"/>
        <text:p text:style-name="P2">Format for text and citations</text:p>
        <text:p text:style-name="P17"/>
        <text:p text:style-name="P17"/>
        <text:p text:style-name="P2">Use Rich Text Format (rtf), Times New Roman font, 12 point. Single space. Separate paragaraphs with a space. Left justify the text. Do not use page breaks.</text:p>
        <text:p text:style-name="P17"/>
        <text:p text:style-name="P2">Include e-mail addresses for all of the authors.</text:p>
        <text:p text:style-name="P17"/>
        <text:p text:style-name="P2">Use bold for titles of major sections (Abstract, Introduction, Methods and Materials, Results, Discussion, Acknowledgments, References) and sub sections within major sections.</text:p>
        <text:p text:style-name="P17"/>
        <text:p text:style-name="P2">Use of the passive voice helps to put the focus on what was done rather than the person doing it. For example saying "Smith (1900) used decapitation to examine the effect of brain factors on egg development" puts the emphasis on Smith. Restating it in the passive voice focuses on the technique used: "Decapitation was used to examine the effects of brain factors on egg development (Smith, 1900). But there are times when the active voice is more appropriate: "Figure 1 shows the results".</text:p>
        <text:p text:style-name="P17"/>
        <text:p text:style-name="P2">The Methods and Results should be written in the past tense: " "Total RNA was extracted using...." " There was a sharp increase...", but reference to tables and figures is in the present tense: "The data are shown in Table 1" (note that the word data is plural). However, use of the present tense is sometimes appropriate in the Introduction: "The purpose of this paper is...". In contrast, the past tense is best used in the Discussion as when citing previous work done by others, and in making conclusions from your work.</text:p>
        <text:p text:style-name="P17"/>
        <text:p text:style-name="P2">The past tense is appropriate for scientific reports because the work was done in the past under conditions that existed in the past. Use of the present tense violates the basic scientific assumption that it remains to be seen if the results obtained are repeatable.</text:p>
        <text:p text:style-name="P17"/>
        <text:p text:style-name="P2">Avoid the use of personal pronouns (I, we). Say "The insects were collected." not "I collected the insects." The interest of the reader is what you did, not the fact that you did it, which is obvious from the list of authors. The conclusions drawn from the research should flow directly from the results, not from your opinion of the results. Say "These data show" not "We show". However, personal pronouns are appropriate when you are distinguishing your work from the work of other people: "In contrast to Smith (1980) we found that ...".</text:p>
        <text:p text:style-name="P17"/>
        <text:p text:style-name="P2">Include the taxonomy and authority of the species being studied in both the abstract and text, e.g. Bombyx mori L. (Lepidoptera: Bombycidae). The taxonomy and author should not be given for species not used in the study.</text:p>
        <text:p text:style-name="P17"/>
        <text:p text:style-name="P2">The title should include the common name and species name, but not the taxonomy, e.g. the silkworm, Bombyx mori, not Bombyx mori L. (Lepidoptera: Bombycidae).</text:p>
        <text:p text:style-name="P17"/>
        <text:p text:style-name="P2">Where possible avoid abbreviations. Species names should not be abbreviated. For example in a paper on the Colorado potato beetle use L. decemlineata, not CPB. Do not use Manduca for Manduca sexta, or Drosophila for Drosophila melanogaster. </text:p>
        <text:p text:style-name="P17"/>
        <text:p text:style-name="P2">Tables and figures should be included at the end of the text. But tables and figures should also be <text:soft-page-break/>submitted as Excel and tif documents using the specifications described in the checklist.</text:p>
        <text:p text:style-name="P17"/>
        <text:p text:style-name="P2">Citation format in the text:</text:p>
        <text:p text:style-name="P17"/>
        <text:p text:style-name="P2">References in the text should by cited as follows (Smith et al. 2000; Jones 2003; Williams 2005, 2006, 2007). Note the absence of a comma before the year, the use of a semicolon between citations, and that the references are cited in order with the oldest citation first.</text:p>
        <text:p text:style-name="P17"/>
        <text:p text:style-name="P2">Reference style is shown in the examples below.</text:p>
        <text:p text:style-name="P2">Please note that journal names should be fully spelled out in the references. Pay attention to the location of periods and commas.</text:p>
        <text:p text:style-name="P17"/>
        <text:p text:style-name="P2">Wigglesworth VB, Beamont JWL. 1950. The respiratory mechanisms of some insect eggs. Quarterly Journal of Microscopical Science 91(4): 429-452.</text:p>
        <text:p text:style-name="P17"/>
        <text:p text:style-name="P2">Tschinkel WR, 2004. Nest architecture of the Florida harvester ant, Pogonomyrmex badius. Journal of Insect Science, 4:21, Available online, http://www.insectscience.org/4.21.</text:p>
        <text:p text:style-name="P17"/>
        <text:p text:style-name="P2">Purcell AH. 2005. Xylella fastidiosa- A scientific community Internet resource on plant diseases caused by the bacterium Xylella fastidiosa, http://nature.berkeley.edu/xylella/. </text:p>
        <text:p text:style-name="P17"/>
        <text:p text:style-name="P2">Books should be cited as follows:</text:p>
        <text:p text:style-name="P17"/>
        <text:p text:style-name="P2">Zar JH. 1996. Biostatistical Analysis, 3rd edition. Prentice Hall.</text:p>
        <text:p text:style-name="P17"/>
        <text:p text:style-name="P2">Articles or chapters in a book should be cited as follows:</text:p>
        <text:p text:style-name="P17"/>
        <text:p text:style-name="P2">Smith WA, Combest WL. 1985. Role of cyclic nucleotides in hormone action. In: Kerkut GA, Gilbert LI, Editors. Comprehensive Insect Physiology Biochemistry and Pharmacology, 8: 263-299. Pergamon Press.</text:p>
        <text:p text:style-name="P17"/>
        <text:p text:style-name="P2">Bekoff M. 1979. Quantitative studies of three areas of classical ethology: social dominance, behavioral taxonomy and behavioral variability. In: Hazlett BA, Editor. Quantitative Methods in the Study of Animal Behavior, pp. 1-47. Academic Press.</text:p>
        <text:p text:style-name="P31">From C Rauter Files:</text:p>
        <text:p text:style-name="P17"/>
        <text:p text:style-name="P16">Immunocompetence: Gender / Sex Differences</text:p>
        <text:p text:style-name="P2">2008 nunn</text:p>
        <text:p text:style-name="P2">2000 kurtz</text:p>
        <text:p text:style-name="P2">2001 adamo</text:p>
        <text:p text:style-name="P2">2007 rantala</text:p>
        <text:p text:style-name="P17"/>
        <text:p text:style-name="P16">Stress &amp; Immunity: Several Reviews</text:p>
        <text:p text:style-name="P17"/>
        <text:p text:style-name="P2">2008 mowlds</text:p>
        <text:p text:style-name="P2">, physical stress primes..., microbes and infection 10, 628-634</text:p>
        <text:p text:style-name="P2">2003 moore (stress, reproduction, and adrenocortical modulation in amphibians and reptiles, moor &amp; jessop, hormons and ehavior 43, 2003, 39-47)</text:p>
        <text:p text:style-name="P17"/>
        <text:p text:style-name="P2">2003 wingfield &amp; sapolsky, reroduction and resistance to stress: when and how, journal of neuroendocrinology, 2003, vol 15 711-724</text:p>
        <text:p text:style-name="P17"/>
        <text:p text:style-name="P2">2005 badyaev, stress induced variation in evolution: from behavioral plasticity to genetic assimilation, proceedings of royal society b 2005, 272, 877-886</text:p>
        <text:p text:style-name="P17"/>
        <text:p text:style-name="P2">2008, adamo, norephinephrine and octopamine: linking stress and immune function across phyla, isj 5 12-19, issn 1824-307x</text:p>
        <text:p text:style-name="P17"/>
        <text:p text:style-name="P2">2008, davis, maney &amp; maerz, the use of leukocyte profiles to measure stress in vertebrates: a review for ecologists, functional ecology 2008, 22, 760-772</text:p>
        <text:p text:style-name="P17"/>
        <text:p text:style-name="P2">2011, adamo &amp; baker, conserved features of chronic stress across phyla: the efects of long term stress on behavior and the concentration of the neurohormone ocopamine in the cricket gryllus texensis, hormones and ehavior, 60 478-483</text:p>
        <text:p text:style-name="P17"/>
        <text:p text:style-name="P2">2012, adamo, the effects of the stress response on immune function in the invertebrates: an evolutionary perspective on an ancient connection, hormones and behavior (in press)</text:p>
        <text:p text:style-name="P17"/>
        <text:p text:style-name="P16">Immunocompetence, Diet, and Starvation</text:p>
        <text:p text:style-name="P2">2012, Gilot Fromont</text:p>
        <text:p text:style-name="P2">2008, Lee, Constitutive immune defences... Journal of Animal Ecology 77, 356-363</text:p>
        <text:p text:style-name="P2">2007, Houston, The effect of energy reserves and food availability on optimal immune defense, Proc. R. Soc. B, 274, 2835-2842</text:p>
        <text:p text:style-name="P28"><text:span text:style-name="T23">2011, Xu et al, Food restriction and refeeding have no efect on cellular and humoral immunity in mongolian gerbils, </text:span><text:bookmark text:name="__DdeLink__408_1510251924"/><text:span text:style-name="T23">physiological and biochemical zoology 84(1): 87-98</text:span></text:p>
        <text:p text:style-name="P2">2012, Ksiazek &amp; Konarzewski, Effect of Dietary Restriction on Immune response of laboratory mice divergently selected for asal metabolic rate, physiological and biochemical zoology 85(1): 51-61</text:p>
        <text:p text:style-name="P2">2013, oliver &amp; brooke, effect of larval nutritional deprivation on the life history and ddt resistance phenotype... malaria journal 2013, 12:44</text:p>
        <text:p text:style-name="P2">1996, jakob et al, estimating fitness...</text:p>
        <text:p text:style-name="P2">2011, ponton et al, nutritional immunology, plos pathogens december 2011, vol 7, issue 12</text:p>
        <text:p text:style-name="P2">2010, seppala, food makes you a target...</text:p>
        <text:p text:style-name="P2">2010, seppala, maintenance of genetic variation in immune defense of a freshwater snail: role of <text:soft-page-break/>environmental heterogeneity, evolution 64-8: 2397-2407</text:p>
        <text:p text:style-name="P2">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2">2010, lord</text:p>
        <text:p text:style-name="P2">2010, lord, dietary stress increases the susceptibility of tribolium castaneum to beauveria bassiana, j. econ. entomology 103(5): 1542-1546</text:p>
        <text:p text:style-name="P2">2010, moret, condition-dependent</text:p>
        <text:p text:style-name="P2">2010, ruiz et al, food supplementation and testosterone interact to influence reproductive behavior and immune function in sceloporus graciosus, hormones &amp; behavior 57, 134-139</text:p>
        <text:p text:style-name="P2">2010, bourgeon, relationships between metabolic status, corticosterone secretion and maintenance of innate and adaptive humoral immunities in fasted re-fed mallards, journal of exp. biology 213, 3810-3818</text:p>
        <text:p text:style-name="P2">2009, zysling, photoperiod...</text:p>
        <text:p text:style-name="P2">2008, povey et al, journal of animal ecology 2009, 78, 437-446, can the protein costs of bacterial resistance be offset by altered feeding behavior</text:p>
        <text:p text:style-name="P2">2008, beldomenico et al, proc. royal society b, 275, 1753-1759, poor condition and infection: a vicious circle in natural populations</text:p>
        <text:p text:style-name="P2">2008, martin, navara et al, physiological and biochemical zoology 81(3): 366-372, food restriction compromises immune memory in deer mice by reducing spleen derived antibody...</text:p>
        <text:p text:style-name="P2">2007 klemola</text:p>
        <text:p text:style-name="P2">2006 van ooik</text:p>
        <text:p text:style-name="P2">2007, yang, ann zool. fennici 44: 89-96, impact of starvation on immune defense and other life-history traits of an outbreaking geomtrid...</text:p>
        <text:p text:style-name="P2">2005, mckean &amp; nunney, bateman's principle and immunity: phenotypically plastic reproductive strategies predict changes in immunological sex differences, evolution 59(7) 1510-1517</text:p>
        <text:p text:style-name="P2">2004, ademolu and idowu, effect of starvation on some aspects of physioogy of zonocerus variegatus</text:p>
        <text:p text:style-name="P2">2003, rantala et al, condition dependence of pheromones and immune fxn in the grain beetle tenebrio molitor, functional ecology 2003, 17, 534-540</text:p>
        <text:p text:style-name="P2">2002, siva jothy, short term nutrient deprivation</text:p>
        <text:p text:style-name="P2">2002, moller and petrie, condition dependence, multiple sexual signals, and immunocompetence in peacocks, behavioral ecology vol. 13, #2, 248-253</text:p>
        <text:p text:style-name="P2">1998, klasin, nutritional moduction of resistance to infectious diseases</text:p>
        <text:p text:style-name="P2">1997, immune responses in rhodnius prolixus: influence of nutrition and ecdysone, azambuja, garcia, melloa, feder. <text:s/>journal of insect physiology, 1997, 43(6)513-519</text:p>
        <text:p text:style-name="P2">2001, green, mass/length residuals: measures of body condition or generators of spurious results? ecology 82(5), 2001, 1473-1483</text:p>
        <text:p text:style-name="P2">2009, ayres, role of anorexia in resistance and tolerance to infections in drosophil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style: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style: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style: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7-17T23:49:43.530990054</dc:date>
    <meta:generator>LibreOffice/4.2.8.2$Linux_X86_64 LibreOffice_project/420m0$Build-2</meta:generator>
    <meta:editing-duration>PT10H14M34S</meta:editing-duration>
    <meta:editing-cycles>36</meta:editing-cycles>
    <meta:document-statistic meta:table-count="0" meta:image-count="0" meta:object-count="0" meta:page-count="18" meta:paragraph-count="223" meta:word-count="6264" meta:character-count="41371" meta:non-whitespace-character-count="35117"/>
  </office:meta>
</office:document-meta>
</file>